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wiss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page"/>
    </style:style>
    <style:style style:name="Table1.A" style:family="table-column">
      <style:table-column-properties style:column-width="2.1639in"/>
    </style:style>
    <style:style style:name="Table1.B" style:family="table-column">
      <style:table-column-properties style:column-width="2.1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page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1.62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page"/>
    </style:style>
    <style:style style:name="Table3.A" style:family="table-column">
      <style:table-column-properties style:column-width="1.3472in"/>
    </style:style>
    <style:style style:name="Table3.B" style:family="table-column">
      <style:table-column-properties style:column-width="1.2924in"/>
    </style:style>
    <style:style style:name="Table3.C" style:family="table-column">
      <style:table-column-properties style:column-width="1.2938in"/>
    </style:style>
    <style:style style:name="Table3.E" style:family="table-column">
      <style:table-column-properties style:column-width="1.267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931in" fo:margin-left="0in" fo:margin-top="0in" fo:margin-bottom="0in" table:align="left" style:writing-mode="page"/>
    </style:style>
    <style:style style:name="Table4.A" style:family="table-column">
      <style:table-column-properties style:column-width="1.6236in"/>
    </style:style>
    <style:style style:name="Table4.B" style:family="table-column">
      <style:table-column-properties style:column-width="1.62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4931in" fo:margin-left="0in" fo:margin-top="0in" fo:margin-bottom="0in" table:align="left" style:writing-mode="page"/>
    </style:style>
    <style:style style:name="Table5.A" style:family="table-column">
      <style:table-column-properties style:column-width="6.493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1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Normal1">
      <style:paragraph-properties fo:margin-top="0in" fo:margin-bottom="0in" style:contextual-spacing="false" fo:line-height="100%" fo:text-align="center" style:justify-single-word="false"/>
      <style:text-properties style:font-name="Verdana"/>
    </style:style>
    <style:style style:name="P3" style:family="paragraph" style:parent-style-name="Default">
      <style:text-properties fo:font-size="11pt" fo:font-weight="bold" style:font-size-asian="11pt" style:font-weight-asian="bold" style:font-size-complex="11pt"/>
    </style:style>
    <style:style style:name="P4" style:family="paragraph" style:parent-style-name="Default" style:list-style-name="WWNum1">
      <style:paragraph-properties fo:text-align="justify" style:justify-single-word="false" loext:word-spacing-minimum="75%" loext:word-spacing-maximum="133%"/>
    </style:style>
    <style:style style:name="P5" style:family="paragraph" style:parent-style-name="Normal1" style:list-style-name="WWNum2">
      <style:paragraph-properties fo:margin-top="0in" fo:margin-bottom="0in" style:contextual-spacing="false" fo:line-height="100%" fo:text-align="justify" style:justify-single-word="false" loext:word-spacing-minimum="75%" loext:word-spacing-maximum="133%"/>
    </style:style>
    <style:style style:name="P6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</style:style>
    <style:style style:name="P7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/>
    </style:style>
    <style:style style:name="P8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15b469"/>
    </style:style>
    <style:style style:name="P9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70b67" officeooo:paragraph-rsid="0019761f"/>
    </style:style>
    <style:style style:name="P10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5b469" officeooo:paragraph-rsid="0019761f"/>
    </style:style>
    <style:style style:name="P11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5b469" officeooo:paragraph-rsid="0015b469"/>
    </style:style>
    <style:style style:name="P12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9761f" officeooo:paragraph-rsid="0019761f"/>
    </style:style>
    <style:style style:name="P13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19761f"/>
    </style:style>
    <style:style style:name="P14" style:family="paragraph" style:parent-style-name="Normal1">
      <style:paragraph-properties fo:margin-top="0in" fo:margin-bottom="0in" style:contextual-spacing="false" fo:line-height="100%" fo:text-align="justify" style:justify-single-word="false" fo:break-before="page" loext:word-spacing-minimum="75%" loext:word-spacing-maximum="133%"/>
    </style:style>
    <style:style style:name="P15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1a1c07"/>
    </style:style>
    <style:style style:name="P16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5b469" officeooo:paragraph-rsid="001a1c07"/>
    </style:style>
    <style:style style:name="P17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9761f" officeooo:paragraph-rsid="001a1c07"/>
    </style:style>
    <style:style style:name="P18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a1c07" officeooo:paragraph-rsid="001a1c07"/>
    </style:style>
    <style:style style:name="P19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5b469" officeooo:paragraph-rsid="001a713a"/>
    </style:style>
    <style:style style:name="P20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9761f" officeooo:paragraph-rsid="001a713a"/>
    </style:style>
    <style:style style:name="P21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a1c07" officeooo:paragraph-rsid="001a713a"/>
    </style:style>
    <style:style style:name="P22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1a713a"/>
    </style:style>
    <style:style style:name="P23" style:family="paragraph" style:parent-style-name="Normal1">
      <style:paragraph-properties fo:margin-left="0.25in" fo:margin-top="0in" fo:margin-bottom="0in" style:contextual-spacing="false" fo:line-height="100%" fo:text-align="justify" style:justify-single-word="false" loext:word-spacing-minimum="75%" loext:word-spacing-maximum="133%"/>
    </style:style>
    <style:style style:name="P24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5b469" officeooo:paragraph-rsid="001dfe1e"/>
    </style:style>
    <style:style style:name="P25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9761f" officeooo:paragraph-rsid="001dfe1e"/>
    </style:style>
    <style:style style:name="P26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1dfe1e"/>
    </style:style>
    <style:style style:name="P27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dfe1e" officeooo:paragraph-rsid="001dfe1e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15b469"/>
    </style:style>
    <style:style style:name="T7" style:family="text">
      <style:text-properties style:font-name="Consolas" officeooo:rsid="0020a4ba"/>
    </style:style>
    <style:style style:name="T8" style:family="text">
      <style:text-properties style:font-name="Consolas" officeooo:rsid="0019761f"/>
    </style:style>
    <style:style style:name="T9" style:family="text">
      <style:text-properties officeooo:rsid="0015b469"/>
    </style:style>
    <style:style style:name="T10" style:family="text">
      <style:text-properties officeooo:rsid="0019761f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officeooo:rsid="001a1c07"/>
    </style:style>
    <style:style style:name="T13" style:family="text">
      <style:text-properties officeooo:rsid="001c624e"/>
    </style:style>
    <style:style style:name="T14" style:family="text">
      <style:text-properties officeooo:rsid="001dfe1e"/>
    </style:style>
    <style:style style:name="T15" style:family="text">
      <style:text-properties fo:font-weight="bold" style:font-weight-asian="bold"/>
    </style:style>
    <style:style style:name="T16" style:family="text">
      <style:text-properties fo:font-style="italic" style:font-style-asian="italic"/>
    </style:style>
    <style:style style:name="T17" style:family="text">
      <style:text-properties officeooo:rsid="001985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hm Design and Analysis</text:span><text:span text:style-name="T1"/></text:p>
      <text:p text:style-name="P2" loext:marker-style-name="T1"/>
      <text:p text:style-name="P1" loext:marker-style-name="T2"><text:span text:style-name="T2">Lab 4 Priority Queues and Heaps</text:span><text:span text:style-name="T2"/></text:p>
      <text:p text:style-name="P3" loext:marker-style-name="T3"/>
      <text:p text:style-name="Default" loext:marker-style-name="T3"><text:span text:style-name="T3">Learning Outcomes</text:span><text:span text:style-name="T3"/></text:p>
      <text:list text:style-name="WWNum1">
        <text:list-item>
          <text:p text:style-name="P4" loext:marker-style-name="T4"><text:span text:style-name="T4">Understand how heap and priority queue work.</text:span><text:span text:style-name="T4"/></text:p>
        </text:list-item>
      </text:list>
      <text:p text:style-name="Default" loext:marker-style-name="T4"><text:span text:style-name="T4"><text:s/></text:span><text:span text:style-name="T4"/></text:p>
      <text:list text:style-name="WWNum2">
        <text:list-item>
          <text:p text:style-name="P5">(15 min) A maxheap is a complete binary tree in which the value of each node is greater than or equal to the values of its children (parent &gt;= children). Which of the following binary trees is not a maxheap? Explain your answer.</text:p>
        </text:list-item>
      </text:list>
      <text:p text:style-name="P6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 loext:marker-style-name="T5"><text:span text:style-name="T5">1.</text:span><text:span text:style-name="T6">NO </text:span><text:span text:style-name="T7">(MAX)</text:span></text:p>
            <text:p text:style-name="P6" loext:marker-style-name="T5"><text:span text:style-name="T5"><text:s text:c="2"/>1</text:span><text:span text:style-name="T5"/></text:p>
            <text:p text:style-name="P6" loext:marker-style-name="T5"><text:span text:style-name="T5"><text:s/>/ </text:span><text:span text:style-name="T5"/></text:p>
            <text:p text:style-name="P6" loext:marker-style-name="T5"><text:span text:style-name="T5">2</text:span><text:span text:style-name="T5"/></text:p>
            <text:p text:style-name="P7" loext:marker-style-name="T5"/>
          </table:table-cell>
          <table:table-cell table:style-name="Table1.A1" office:value-type="string">
            <text:p text:style-name="P6" loext:marker-style-name="T5"><text:span text:style-name="T5">2. </text:span><text:span text:style-name="T8">NO </text:span><text:span text:style-name="T7">(CTREE)</text:span></text:p>
            <text:p text:style-name="P6" loext:marker-style-name="T5"><text:span text:style-name="T5"><text:s text:c="2"/>3</text:span><text:span text:style-name="T5"/></text:p>
            <text:p text:style-name="P6" loext:marker-style-name="T5"><text:span text:style-name="T5"><text:s text:c="3"/>\</text:span><text:span text:style-name="T5"/></text:p>
            <text:p text:style-name="P6" loext:marker-style-name="T5"><text:span text:style-name="T5"><text:s text:c="4"/>2</text:span><text:span text:style-name="T5"/></text:p>
            <text:p text:style-name="P7" loext:marker-style-name="T5"/>
          </table:table-cell>
          <table:table-cell table:style-name="Table1.A1" office:value-type="string">
            <text:p text:style-name="P6" loext:marker-style-name="T5"><text:span text:style-name="T5">3. </text:span><text:span text:style-name="T6">YES</text:span></text:p>
            <text:p text:style-name="P6" loext:marker-style-name="T5"><text:span text:style-name="T5"><text:s text:c="2"/>3</text:span></text:p>
            <text:p text:style-name="P6" loext:marker-style-name="T5"><text:span text:style-name="T5"><text:s/>/ </text:span></text:p>
            <text:p text:style-name="P6" loext:marker-style-name="T5"><text:span text:style-name="T5">2</text:span></text:p>
            <text:p text:style-name="P7" loext:marker-style-name="T5"/>
          </table:table-cell>
        </table:table-row>
        <table:table-row table:style-name="Table1.1">
          <table:table-cell table:style-name="Table1.A1" office:value-type="string">
            <text:p text:style-name="P6" loext:marker-style-name="T5"><text:span text:style-name="T5">4. </text:span><text:span text:style-name="T8">NO </text:span><text:span text:style-name="T7">(CTREE)</text:span></text:p>
            <text:p text:style-name="P6" loext:marker-style-name="T5"><text:span text:style-name="T5"><text:s text:c="2"/>5</text:span><text:span text:style-name="T5"/></text:p>
            <text:p text:style-name="P6" loext:marker-style-name="T5"><text:span text:style-name="T5"><text:s/>/ \</text:span><text:span text:style-name="T5"/></text:p>
            <text:p text:style-name="P6" loext:marker-style-name="T5"><text:span text:style-name="T5">3 <text:s text:c="2"/>4</text:span><text:span text:style-name="T5"/></text:p>
            <text:p text:style-name="P6" loext:marker-style-name="T5"><text:span text:style-name="T5"><text:s/>\</text:span><text:span text:style-name="T5"/></text:p>
            <text:p text:style-name="P6" loext:marker-style-name="T5"><text:span text:style-name="T5"><text:s text:c="2"/>1</text:span><text:span text:style-name="T5"/></text:p>
            <text:p text:style-name="P7" loext:marker-style-name="T5"/>
          </table:table-cell>
          <table:table-cell table:style-name="Table1.A1" office:value-type="string">
            <text:p text:style-name="P6" loext:marker-style-name="T5"><text:span text:style-name="T5">5. </text:span><text:span text:style-name="T6">YES</text:span></text:p>
            <text:p text:style-name="P6" loext:marker-style-name="T5"><text:span text:style-name="T5"><text:s text:c="4"/>5</text:span><text:span text:style-name="T5"/></text:p>
            <text:p text:style-name="P6" loext:marker-style-name="T5"><text:span text:style-name="T5"><text:s text:c="3"/>/ \</text:span><text:span text:style-name="T5"/></text:p>
            <text:p text:style-name="P6" loext:marker-style-name="T5"><text:span text:style-name="T5"><text:s text:c="2"/>3 <text:s text:c="2"/>4</text:span><text:span text:style-name="T5"/></text:p>
            <text:p text:style-name="P6" loext:marker-style-name="T5"><text:span text:style-name="T5"><text:s/>/ \ </text:span><text:span text:style-name="T5"/></text:p>
            <text:p text:style-name="P6" loext:marker-style-name="T5"><text:span text:style-name="T5">2 <text:s text:c="2"/>1</text:span><text:span text:style-name="T5"/></text:p>
            <text:p text:style-name="P7" loext:marker-style-name="T5"/>
          </table:table-cell>
          <table:table-cell table:style-name="Table1.A1" office:value-type="string">
            <text:p text:style-name="P6" loext:marker-style-name="T5"><text:span text:style-name="T5">6. </text:span><text:span text:style-name="T8">NO </text:span><text:span text:style-name="T7">(CTREE)</text:span></text:p>
            <text:p text:style-name="P6" loext:marker-style-name="T5"><text:span text:style-name="T5"><text:s text:c="4"/>5</text:span></text:p>
            <text:p text:style-name="P6" loext:marker-style-name="T5"><text:span text:style-name="T5"><text:s text:c="3"/>/</text:span></text:p>
            <text:p text:style-name="P6" loext:marker-style-name="T5"><text:span text:style-name="T5"><text:s text:c="2"/>3</text:span></text:p>
            <text:p text:style-name="P6" loext:marker-style-name="T5"><text:span text:style-name="T5"><text:s/>/ \</text:span></text:p>
            <text:p text:style-name="P6" loext:marker-style-name="T5"><text:span text:style-name="T5">2 <text:s text:c="2"/>1 </text:span></text:p>
            <text:p text:style-name="P7" loext:marker-style-name="T5"/>
          </table:table-cell>
        </table:table-row>
      </table:table>
      <text:p text:style-name="P6"/>
      <text:list text:continue-numbering="true" text:style-name="WWNum2">
        <text:list-item>
          <text:p text:style-name="P5">(25 min) The following numbers are enqueued sequentially into a priority queue. Draw the resulted heap for every enqueue.</text:p>
        </text:list-item>
      </text:list>
      <text:p text:style-name="P6"><text:tab/>4 2 5 8 6 9 3 7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 loext:marker-style-name="T5"><text:span text:style-name="T9">4</text:span></text:p>
          </table:table-cell>
          <table:table-cell table:style-name="Table2.A1" office:value-type="string">
            <text:p text:style-name="P9" loext:marker-style-name="T5"><text:s text:c="2"/>4</text:p>
            <text:p text:style-name="P9" loext:marker-style-name="T5"><text:s/>/</text:p>
            <text:p text:style-name="P9" loext:marker-style-name="T5">2</text:p>
          </table:table-cell>
          <table:table-cell table:style-name="Table2.A1" office:value-type="string">
            <text:p text:style-name="P10" loext:marker-style-name="T5"><text:s text:c="2"/>5</text:p>
            <text:p text:style-name="P10" loext:marker-style-name="T5"><text:s/>/ <text:span text:style-name="T10">\</text:span></text:p>
            <text:p text:style-name="P10" loext:marker-style-name="T5">2 <text:s text:c="2"/>4</text:p>
          </table:table-cell>
          <table:table-cell table:style-name="Table2.A1" office:value-type="string">
            <text:p text:style-name="P11" loext:marker-style-name="T5"><text:s text:c="4"/><text:span text:style-name="T10">8</text:span></text:p>
            <text:p text:style-name="P11" loext:marker-style-name="T5"><text:s text:c="3"/>/ <text:span text:style-name="T10">\</text:span></text:p>
            <text:p text:style-name="P12" loext:marker-style-name="T5"><text:s text:c="2"/>5 <text:s text:c="2"/>4</text:p>
            <text:p text:style-name="P12" loext:marker-style-name="T5"><text:s/>/</text:p>
            <text:p text:style-name="P12" loext:marker-style-name="T5">2</text:p>
          </table:table-cell>
        </table:table-row>
        <table:table-row table:style-name="Table2.1">
          <table:table-cell table:style-name="Table2.A1" office:value-type="string">
            <text:p text:style-name="P10" loext:marker-style-name="T5"><text:s text:c="4"/><text:span text:style-name="T10">8</text:span></text:p>
            <text:p text:style-name="P10" loext:marker-style-name="T5"><text:s text:c="3"/>/ <text:span text:style-name="T10">\</text:span></text:p>
            <text:p text:style-name="P12" loext:marker-style-name="T5"><text:s text:c="2"/>6 <text:s text:c="2"/>4</text:p>
            <text:p text:style-name="P12" loext:marker-style-name="T5"><text:s/>/ \</text:p>
            <text:p text:style-name="P13" loext:marker-style-name="T5"><text:span text:style-name="T10">2 <text:s text:c="2"/>5</text:span></text:p>
          </table:table-cell>
          <table:table-cell table:style-name="Table2.A1" office:value-type="string">
            <text:p text:style-name="P10" loext:marker-style-name="T5"><text:s text:c="5"/><text:span text:style-name="T10">9</text:span></text:p>
            <text:p text:style-name="P10" loext:marker-style-name="T5"><text:s text:c="3"/>/ <text:s text:c="2"/><text:span text:style-name="T10">\</text:span></text:p>
            <text:p text:style-name="P12" loext:marker-style-name="T5"><text:s text:c="2"/>6 <text:s text:c="4"/>8</text:p>
            <text:p text:style-name="P12" loext:marker-style-name="T5"><text:s/>/ \ <text:s text:c="2"/>/</text:p>
            <text:p text:style-name="P12" loext:marker-style-name="T5">2 <text:s text:c="2"/>5 4</text:p>
          </table:table-cell>
          <table:table-cell table:style-name="Table2.A1" office:value-type="string">
            <text:p text:style-name="P10" loext:marker-style-name="T5"><text:s text:c="5"/><text:span text:style-name="T10">9</text:span></text:p>
            <text:p text:style-name="P10" loext:marker-style-name="T5"><text:s text:c="3"/>/ <text:s text:c="2"/><text:span text:style-name="T10">\</text:span></text:p>
            <text:p text:style-name="P12" loext:marker-style-name="T5"><text:s text:c="2"/>6 <text:s text:c="4"/>8</text:p>
            <text:p text:style-name="P12" loext:marker-style-name="T5"><text:s/>/ \ <text:s text:c="2"/>/ \</text:p>
            <text:p text:style-name="P12" loext:marker-style-name="T5">2 <text:s text:c="2"/>5 4 <text:s text:c="2"/>3</text:p>
          </table:table-cell>
          <table:table-cell table:style-name="Table2.A1" office:value-type="string">
            <text:p text:style-name="P10" loext:marker-style-name="T5"><text:s text:c="7"/><text:span text:style-name="T10">9</text:span></text:p>
            <text:p text:style-name="P10" loext:marker-style-name="T5"><text:s text:c="5"/>/ <text:s text:c="2"/><text:span text:style-name="T10">\</text:span></text:p>
            <text:p text:style-name="P12" loext:marker-style-name="T5"><text:s text:c="4"/>7 <text:s text:c="4"/>8</text:p>
            <text:p text:style-name="P12" loext:marker-style-name="T5"><text:s text:c="3"/>/ \ <text:s text:c="2"/>/ \</text:p>
            <text:p text:style-name="P12" loext:marker-style-name="T5"><text:s text:c="2"/>6 <text:s text:c="2"/>5 4 <text:s text:c="2"/>3</text:p>
            <text:p text:style-name="P12" loext:marker-style-name="T5"><text:s/>/</text:p>
            <text:p text:style-name="P12" loext:marker-style-name="T5">2</text:p>
          </table:table-cell>
        </table:table-row>
      </table:table>
      <text:p text:style-name="P6"><text:s text:c="12"/></text:p>
      <text:p text:style-name="P14"/>
      <text:list text:continue-numbering="true" text:style-name="WWNum2">
        <text:list-item>
          <text:p text:style-name="P5">(25 min) In the previous question, the heap is formed by enqueuing a number at a time. It works but it takes O(n lg n) time for n input because each enqueue takes O(lg n) time. A faster way to make a heap out of an initial array in Ѳ(n) time without enqueuing one at a time (see Lecture <text:span text:style-name="T11">4</text:span> topic Forming an Initial Heap). Draw the resulted heap based on this idea. Your answer in this question might be different from the previous one.</text:p>
        </text:list-item>
      </text:list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15" loext:marker-style-name="T5"><text:span text:style-name="T9"><text:s text:c="7"/></text:span><text:span text:style-name="T12">4</text:span></text:p>
            <text:p text:style-name="P16" loext:marker-style-name="T5"><text:s text:c="5"/>/ <text:s text:c="2"/><text:span text:style-name="T10">\</text:span></text:p>
            <text:p text:style-name="P17" loext:marker-style-name="T5"><text:s text:c="4"/><text:span text:style-name="T12">2</text:span> <text:s text:c="4"/><text:span text:style-name="T12">5</text:span></text:p>
            <text:p text:style-name="P17" loext:marker-style-name="T5"><text:s text:c="3"/>/ \ <text:s text:c="2"/>/ \</text:p>
            <text:p text:style-name="P17" loext:marker-style-name="T5"><text:s text:c="2"/><text:span text:style-name="T12">8</text:span> <text:s text:c="2"/><text:span text:style-name="T12">6</text:span> <text:span text:style-name="T12">9</text:span> <text:s text:c="2"/>3</text:p>
            <text:p text:style-name="P17" loext:marker-style-name="T5"><text:s/>/</text:p>
            <text:p text:style-name="Normal1">7</text:p>
          </table:table-cell>
          <table:table-cell table:style-name="Table3.A1" office:value-type="string">
            <text:p text:style-name="P15" loext:marker-style-name="T5"><text:span text:style-name="T9"><text:s text:c="7"/></text:span><text:span text:style-name="T12">4</text:span></text:p>
            <text:p text:style-name="P16" loext:marker-style-name="T5"><text:s text:c="5"/>/ <text:s text:c="2"/><text:span text:style-name="T10">\</text:span></text:p>
            <text:p text:style-name="P17" loext:marker-style-name="T5"><text:s text:c="4"/><text:span text:style-name="T12">2</text:span> <text:s text:c="4"/><text:span text:style-name="T13">5</text:span></text:p>
            <text:p text:style-name="P17" loext:marker-style-name="T5"><text:s text:c="3"/>/ \ <text:s text:c="2"/>/ \</text:p>
            <text:p text:style-name="P17" loext:marker-style-name="T5"><text:s text:c="2"/><text:span text:style-name="T12">8</text:span> <text:s text:c="2"/><text:span text:style-name="T12">6</text:span> <text:span text:style-name="T13">9</text:span> <text:s text:c="2"/>3</text:p>
            <text:p text:style-name="P17" loext:marker-style-name="T5"><text:s/>/</text:p>
            <text:p text:style-name="P18" loext:marker-style-name="T5">7</text:p>
          </table:table-cell>
          <table:table-cell table:style-name="Table3.A1" office:value-type="string">
            <text:p text:style-name="P19" loext:marker-style-name="T5"><text:s text:c="7"/><text:span text:style-name="T12">4</text:span></text:p>
            <text:p text:style-name="P19" loext:marker-style-name="T5"><text:s text:c="5"/>/ <text:s text:c="2"/><text:span text:style-name="T10">\</text:span></text:p>
            <text:p text:style-name="P20" loext:marker-style-name="T5"><text:s text:c="4"/><text:span text:style-name="T12">2</text:span> <text:s text:c="4"/><text:span text:style-name="T12">9</text:span></text:p>
            <text:p text:style-name="P20" loext:marker-style-name="T5"><text:s text:c="3"/>/ \ <text:s text:c="2"/>/ \</text:p>
            <text:p text:style-name="P20" loext:marker-style-name="T5"><text:s text:c="2"/><text:span text:style-name="T12">8</text:span> <text:s text:c="2"/><text:span text:style-name="T12">6</text:span> <text:span text:style-name="T12">5</text:span> <text:s text:c="2"/>3</text:p>
            <text:p text:style-name="P20" loext:marker-style-name="T5"><text:s/>/</text:p>
            <text:p text:style-name="P21" loext:marker-style-name="T5">7</text:p>
          </table:table-cell>
          <table:table-cell table:style-name="Table3.A1" office:value-type="string">
            <text:p text:style-name="P22" loext:marker-style-name="T5"><text:span text:style-name="T9"><text:s text:c="7"/></text:span><text:span text:style-name="T12">4</text:span></text:p>
            <text:p text:style-name="P19" loext:marker-style-name="T5"><text:s text:c="5"/>/ <text:s text:c="2"/><text:span text:style-name="T10">\</text:span></text:p>
            <text:p text:style-name="P20" loext:marker-style-name="T5"><text:s text:c="4"/><text:span text:style-name="T12">8</text:span> <text:s text:c="4"/><text:span text:style-name="T12">9</text:span></text:p>
            <text:p text:style-name="P20" loext:marker-style-name="T5"><text:s text:c="3"/>/ \ <text:s text:c="2"/>/ \</text:p>
            <text:p text:style-name="P20" loext:marker-style-name="T5"><text:s text:c="2"/><text:span text:style-name="T12">7</text:span> <text:s text:c="2"/><text:span text:style-name="T12">6</text:span> <text:span text:style-name="T12">5</text:span> <text:s text:c="2"/>3</text:p>
            <text:p text:style-name="P20" loext:marker-style-name="T5"><text:s/>/</text:p>
            <text:p text:style-name="P22" loext:marker-style-name="T5">2</text:p>
          </table:table-cell>
          <table:table-cell table:style-name="Table3.A1" office:value-type="string">
            <text:p text:style-name="P15" loext:marker-style-name="T5"><text:span text:style-name="T9"><text:s text:c="7"/></text:span><text:span text:style-name="T12">9</text:span></text:p>
            <text:p text:style-name="P16" loext:marker-style-name="T5"><text:s text:c="5"/>/ <text:s text:c="2"/><text:span text:style-name="T10">\</text:span></text:p>
            <text:p text:style-name="P17" loext:marker-style-name="T5"><text:s text:c="4"/><text:span text:style-name="T12">8</text:span> <text:s text:c="4"/><text:span text:style-name="T12">5</text:span></text:p>
            <text:p text:style-name="P17" loext:marker-style-name="T5"><text:s text:c="3"/>/ \ <text:s text:c="2"/>/ \</text:p>
            <text:p text:style-name="P17" loext:marker-style-name="T5"><text:s text:c="2"/><text:span text:style-name="T12">7</text:span> <text:s text:c="2"/><text:span text:style-name="T12">6</text:span> <text:span text:style-name="T12">4</text:span> <text:s text:c="2"/>3</text:p>
            <text:p text:style-name="P17" loext:marker-style-name="T5"><text:s/>/</text:p>
            <text:p text:style-name="P18" loext:marker-style-name="T5">2</text:p>
          </table:table-cell>
        </table:table-row>
      </table:table>
      <text:p text:style-name="P6"/>
      <text:list text:continue-numbering="true" text:style-name="WWNum2">
        <text:list-item>
          <text:p text:style-name="P5">(25 min) From the final heap you drew in the previous question <text:span text:style-name="T11">2</text:span>, dequeue all numbers until the priority queue is empty. <text:s/>Draw the resulting resulted heap for every dequeue.</text:p>
        </text:list-item>
      </text:list>
      <text:p text:style-name="P23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 loext:marker-style-name="T5"><text:s text:c="7"/><text:span text:style-name="T14">8</text:span></text:p>
            <text:p text:style-name="P24" loext:marker-style-name="T5"><text:s text:c="5"/>/ <text:s text:c="2"/><text:span text:style-name="T10">\</text:span></text:p>
            <text:p text:style-name="P25" loext:marker-style-name="T5"><text:s text:c="4"/>7 <text:s text:c="4"/><text:span text:style-name="T14">4</text:span></text:p>
            <text:p text:style-name="P25" loext:marker-style-name="T5"><text:s text:c="3"/>/ \ <text:s text:c="2"/>/ \</text:p>
            <text:p text:style-name="P26" loext:marker-style-name="T5"><text:span text:style-name="T10"><text:s text:c="2"/>6 <text:s text:c="2"/>5 </text:span><text:span text:style-name="T14">2</text:span><text:span text:style-name="T10"> <text:s text:c="2"/>3</text:span></text:p>
          </table:table-cell>
          <table:table-cell table:style-name="Table4.A1" office:value-type="string">
            <text:p text:style-name="P24" loext:marker-style-name="T5"><text:s text:c="7"/><text:span text:style-name="T14">7</text:span></text:p>
            <text:p text:style-name="P24" loext:marker-style-name="T5"><text:s text:c="5"/>/ <text:s text:c="2"/><text:span text:style-name="T10">\</text:span></text:p>
            <text:p text:style-name="P25" loext:marker-style-name="T5"><text:s text:c="4"/><text:span text:style-name="T14">6</text:span> <text:s text:c="4"/><text:span text:style-name="T14">4</text:span></text:p>
            <text:p text:style-name="P25" loext:marker-style-name="T5"><text:s text:c="3"/>/ \ <text:s text:c="2"/>/</text:p>
            <text:p text:style-name="P26" loext:marker-style-name="T5"><text:span text:style-name="T10"><text:s text:c="2"/></text:span><text:span text:style-name="T14">3</text:span><text:span text:style-name="T10"> <text:s text:c="2"/>5 </text:span><text:span text:style-name="T14">2</text:span></text:p>
          </table:table-cell>
          <table:table-cell table:style-name="Table4.A1" office:value-type="string">
            <text:p text:style-name="P24" loext:marker-style-name="T5"><text:s text:c="4"/><text:span text:style-name="T14">6</text:span></text:p>
            <text:p text:style-name="P24" loext:marker-style-name="T5"><text:s text:c="3"/>/ <text:span text:style-name="T10">\</text:span></text:p>
            <text:p text:style-name="P25" loext:marker-style-name="T5"><text:s text:c="2"/><text:span text:style-name="T14">5</text:span> <text:s text:c="2"/><text:span text:style-name="T14">4</text:span></text:p>
            <text:p text:style-name="P25" loext:marker-style-name="T5"><text:s/>/ \</text:p>
            <text:p text:style-name="P26" loext:marker-style-name="T5"><text:span text:style-name="T14">3</text:span><text:span text:style-name="T10"> <text:s text:c="2"/></text:span><text:span text:style-name="T14">2</text:span></text:p>
          </table:table-cell>
          <table:table-cell table:style-name="Table4.A1" office:value-type="string">
            <text:p text:style-name="P24" loext:marker-style-name="T5"><text:s text:c="4"/><text:span text:style-name="T14">5</text:span></text:p>
            <text:p text:style-name="P24" loext:marker-style-name="T5"><text:s text:c="3"/>/ <text:span text:style-name="T10">\</text:span></text:p>
            <text:p text:style-name="P25" loext:marker-style-name="T5"><text:s text:c="2"/><text:span text:style-name="T14">3</text:span> <text:s text:c="2"/><text:span text:style-name="T14">4</text:span></text:p>
            <text:p text:style-name="P25" loext:marker-style-name="T5"><text:s/>/</text:p>
            <text:p text:style-name="P27" loext:marker-style-name="T5">2</text:p>
          </table:table-cell>
        </table:table-row>
        <table:table-row table:style-name="Table4.1">
          <table:table-cell table:style-name="Table4.A1" office:value-type="string">
            <text:p text:style-name="P24" loext:marker-style-name="T5"><text:s text:c="2"/><text:span text:style-name="T14">4</text:span></text:p>
            <text:p text:style-name="P24" loext:marker-style-name="T5"><text:s/>/ <text:span text:style-name="T10">\</text:span></text:p>
            <text:p text:style-name="P26" loext:marker-style-name="T5"><text:span text:style-name="T14">3</text:span><text:span text:style-name="T10"> <text:s text:c="2"/></text:span><text:span text:style-name="T14">2</text:span></text:p>
          </table:table-cell>
          <table:table-cell table:style-name="Table4.A1" office:value-type="string">
            <text:p text:style-name="P24" loext:marker-style-name="T5"><text:s text:c="2"/><text:span text:style-name="T14">3</text:span></text:p>
            <text:p text:style-name="P24" loext:marker-style-name="T5"><text:s/>/</text:p>
            <text:p text:style-name="P27" loext:marker-style-name="T5">2</text:p>
          </table:table-cell>
          <table:table-cell table:style-name="Table4.A1" office:value-type="string">
            <text:p text:style-name="P27" loext:marker-style-name="T5">2</text:p>
          </table:table-cell>
          <table:table-cell table:style-name="Table4.A1" office:value-type="string">
            <text:p text:style-name="P7" loext:marker-style-name="T5"/>
          </table:table-cell>
        </table:table-row>
      </table:table>
      <text:p text:style-name="P23"/>
      <text:p text:style-name="P23">Notice that you actually dequeue 9 first, then 8, 7, 6, 5, 4, 3, and 2 at last. The result is in a form of sorting order. This sorting technique is known as <text:span text:style-name="T15">Heapsort</text:span> which will be discussed further in Lecture <text:span text:style-name="T11">6</text:span>.</text:p>
      <text:p text:style-name="P6"/>
      <text:list text:continue-numbering="true" text:style-name="WWNum2">
        <text:list-item>
          <text:p text:style-name="P5">(5 min) What is the time complexity for enqueue an element, dequeue an element, and forming an initial heap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9"/></text:p>
      <text:p text:style-name="P14"/>
      <text:list text:continue-numbering="true" text:style-name="WWNum2">
        <text:list-item>
          <text:p text:style-name="P5">(25 min) An implementation of priority queue is provided below. Complete the <text:span text:style-name="T16">heapify_enqueue</text:span> and <text:span text:style-name="T16">heapify_dequeue</text:span> functions, and then run the program.</text:p>
        </text:list-item>
      </text:list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 loext:marker-style-name="T5"><text:span text:style-name="T5">// filename: PriorityQueueMaxHeap.cpp</text:span><text:span text:style-name="T5"/></text:p>
            <text:p text:style-name="P6" loext:marker-style-name="T5"><text:span text:style-name="T5"><text:line-break/>#include &lt;iostream&gt;</text:span><text:span text:style-name="T5"/></text:p>
            <text:p text:style-name="P6" loext:marker-style-name="T5"><text:span text:style-name="T5">#include &lt;vector&gt;</text:span><text:span text:style-name="T5"/></text:p>
            <text:p text:style-name="P6" loext:marker-style-name="T5"><text:span text:style-name="T5">using namespace std;</text:span><text:span text:style-name="T5"/></text:p>
            <text:p text:style-name="P7" loext:marker-style-name="T5"/>
            <text:p text:style-name="P6" loext:marker-style-name="T5"><text:span text:style-name="T5">template &lt;typename T&gt;</text:span><text:span text:style-name="T5"/></text:p>
            <text:p text:style-name="P6" loext:marker-style-name="T5"><text:span text:style-name="T5">void printArray (T A[], int n) {</text:span><text:span text:style-name="T5"/></text:p>
            <text:p text:style-name="P6" loext:marker-style-name="T5"><text:span text:style-name="T5"><text:s text:c="2"/>for (int i = 0; i &lt; n; i++)</text:span><text:span text:style-name="T5"/></text:p>
            <text:p text:style-name="P6" loext:marker-style-name="T5"><text:span text:style-name="T5"><text:s text:c="4"/>cout &lt;&lt; A[i] &lt;&lt; " ";</text:span><text:span text:style-name="T5"/></text:p>
            <text:p text:style-name="P6" loext:marker-style-name="T5"><text:span text:style-name="T5"><text:s text:c="2"/>cout &lt;&lt; endl;</text:span><text:span text:style-name="T5"/></text:p>
            <text:p text:style-name="P6" loext:marker-style-name="T5"><text:span text:style-name="T5">}</text:span><text:span text:style-name="T5"/></text:p>
            <text:p text:style-name="P7" loext:marker-style-name="T5"/>
            <text:p text:style-name="P6" loext:marker-style-name="T5"><text:span text:style-name="T5">template &lt;typename T&gt;</text:span><text:span text:style-name="T5"/></text:p>
            <text:p text:style-name="P6" loext:marker-style-name="T5"><text:span text:style-name="T5">class PriorityQueue {</text:span><text:span text:style-name="T5"/></text:p>
            <text:p text:style-name="P6" loext:marker-style-name="T5"><text:span text:style-name="T5"><text:s text:c="2"/>vector&lt;T&gt; A;</text:span><text:span text:style-name="T5"/></text:p>
            <text:p text:style-name="P7" loext:marker-style-name="T5"/>
            <text:p text:style-name="P6" loext:marker-style-name="T5"><text:span text:style-name="T5"><text:s text:c="2"/>void heapify_enqueue (int index) { <text:s text:c="2"/>// used in heapify enqueue.</text:span><text:span text:style-name="T5"/></text:p>
            <text:p text:style-name="P6" loext:marker-style-name="T5"><text:span text:style-name="T5"><text:s text:c="4"/>if (index == 0) <text:s text:c="19"/>// if already at root.</text:span><text:span text:style-name="T5"/></text:p>
            <text:p text:style-name="P6" loext:marker-style-name="T5"><text:span text:style-name="T5"><text:s text:c="6"/>return;</text:span><text:span text:style-name="T5"/></text:p>
            <text:p text:style-name="P7" loext:marker-style-name="T5"/>
            <text:p text:style-name="P7" loext:marker-style-name="T5"><text:s text:c="4"/>// parent index</text:p>
            <text:p text:style-name="P7" loext:marker-style-name="T5"><text:s text:c="4"/>size_t parent = (index - 1) / 2;</text:p>
            <text:p text:style-name="P7" loext:marker-style-name="T5"><text:s text:c="4"/>// swap if parent is smaller</text:p>
            <text:p text:style-name="P7" loext:marker-style-name="T5"><text:s text:c="4"/>if (A[parent] &lt; A[index]) {</text:p>
            <text:p text:style-name="P7" loext:marker-style-name="T5"><text:s text:c="6"/>std::swap(A[parent], A[index]);</text:p>
            <text:p text:style-name="P7" loext:marker-style-name="T5"><text:s text:c="4"/>}</text:p>
            <text:p text:style-name="P7" loext:marker-style-name="T5"/>
            <text:p text:style-name="P7" loext:marker-style-name="T5"><text:s text:c="4"/>// recursion of the function</text:p>
            <text:p text:style-name="P7" loext:marker-style-name="T5"><text:s text:c="4"/>heapify_enqueue(index – 1<text:span text:style-name="T17">);</text:span></text:p>
            <text:p text:style-name="P6" loext:marker-style-name="T5"><text:span text:style-name="T5"><text:s text:c="2"/>}</text:span><text:span text:style-name="T5"/></text:p>
            <text:p text:style-name="P6" loext:marker-style-name="T5"><text:span text:style-name="T5"><text:s text:c="4"/></text:span><text:span text:style-name="T5"/></text:p>
            <text:p text:style-name="P6" loext:marker-style-name="T5"><text:span text:style-name="T5"><text:s text:c="2"/>void heapify_dequeue (int index) { <text:s text:c="2"/>// used in heapify dequeue.</text:span><text:span text:style-name="T5"/></text:p>
            <text:p text:style-name="P7" loext:marker-style-name="T5"><text:s text:c="4"/>size_t max = index; <text:s text:c="22"/>// max index</text:p>
            <text:p text:style-name="P7" loext:marker-style-name="T5"><text:s text:c="4"/>// left child index</text:p>
            <text:p text:style-name="P7" loext:marker-style-name="T5"><text:s text:c="4"/>const size_t left_i = index * 2 + 1;</text:p>
            <text:p text:style-name="P7" loext:marker-style-name="T5"><text:s text:c="4"/>// right child index</text:p>
            <text:p text:style-name="P7" loext:marker-style-name="T5"><text:s text:c="4"/>const size_t right_i = index * 2 + 2;</text:p>
            <text:p text:style-name="P7" loext:marker-style-name="T5"><text:s text:c="4"/>// compare and find the greatest child</text:p>
            <text:p text:style-name="P7" loext:marker-style-name="T5"><text:s text:c="4"/>if (left_i &lt; this-&gt;A.size() &amp;&amp; this-&gt;A[left_i] &gt; this-&gt;A[index]) {</text:p>
            <text:p text:style-name="P7" loext:marker-style-name="T5"><text:s text:c="6"/>max = left_i;</text:p>
            <text:p text:style-name="P7" loext:marker-style-name="T5"><text:s text:c="4"/>}</text:p>
            <text:p text:style-name="P7" loext:marker-style-name="T5"/>
            <text:p text:style-name="P7" loext:marker-style-name="T5"><text:s text:c="4"/>if (right_i &lt; this-&gt;A.size() &amp;&amp; this-&gt;A[right_i] &gt; this-&gt;A[index]) {</text:p>
            <text:p text:style-name="P7" loext:marker-style-name="T5"><text:s text:c="6"/>max = right_i;</text:p>
            <text:p text:style-name="P7" loext:marker-style-name="T5"><text:s text:c="4"/>}</text:p>
            <text:p text:style-name="P7" loext:marker-style-name="T5"/>
            <text:p text:style-name="P7" loext:marker-style-name="T5"><text:soft-page-break/><text:s text:c="4"/>if (left_i &lt; this-&gt;A.size() &amp;&amp; right_i &lt; this-&gt;A.size()) {</text:p>
            <text:p text:style-name="P7" loext:marker-style-name="T5"><text:s text:c="6"/>if (this-&gt;A[left_i] &gt; this-&gt;A[right_i]) {</text:p>
            <text:p text:style-name="P7" loext:marker-style-name="T5"><text:s text:c="8"/>max = left_i;</text:p>
            <text:p text:style-name="P7" loext:marker-style-name="T5"><text:s text:c="6"/>} else {</text:p>
            <text:p text:style-name="P7" loext:marker-style-name="T5"><text:s text:c="8"/>max = right_i;</text:p>
            <text:p text:style-name="P7" loext:marker-style-name="T5"><text:s text:c="6"/>}</text:p>
            <text:p text:style-name="P7" loext:marker-style-name="T5"><text:s text:c="4"/>}</text:p>
            <text:p text:style-name="P7" loext:marker-style-name="T5"/>
            <text:p text:style-name="P6" loext:marker-style-name="T5"><text:span text:style-name="T5"><text:s text:c="4"/>if (max != index) {</text:span><text:span text:style-name="T5"/></text:p>
            <text:p text:style-name="P6" loext:marker-style-name="T5"><text:span text:style-name="T5"><text:s text:c="6"/>swap (A[index], A[max]);</text:span><text:span text:style-name="T5"/></text:p>
            <text:p text:style-name="P6" loext:marker-style-name="T5"><text:span text:style-name="T5"><text:s text:c="6"/>heapify_dequeue (max); // recursion </text:span><text:span text:style-name="T5"/></text:p>
            <text:p text:style-name="P6" loext:marker-style-name="T5"><text:span text:style-name="T5"><text:s text:c="4"/>}</text:span><text:span text:style-name="T5"/></text:p>
            <text:p text:style-name="P6" loext:marker-style-name="T5"><text:span text:style-name="T5"><text:s text:c="2"/>}</text:span><text:span text:style-name="T5"/></text:p>
            <text:p text:style-name="P6" loext:marker-style-name="T5"><text:span text:style-name="T5"><text:s text:c="2"/></text:span><text:span text:style-name="T5"/></text:p>
            <text:p text:style-name="P6" loext:marker-style-name="T5"><text:span text:style-name="T5"><text:s/>public:</text:span><text:span text:style-name="T5"/></text:p>
            <text:p text:style-name="P6" loext:marker-style-name="T5"><text:span text:style-name="T5"><text:s text:c="2"/>void enqueue (T element) {</text:span><text:span text:style-name="T5"/></text:p>
            <text:p text:style-name="P6" loext:marker-style-name="T5"><text:span text:style-name="T5"><text:s text:c="4"/>A.push_back (element);</text:span><text:span text:style-name="T5"/></text:p>
            <text:p text:style-name="P6" loext:marker-style-name="T5"><text:span text:style-name="T5"><text:s text:c="4"/>heapify_enqueue (A.size()-1); <text:s/>// start at last element.</text:span><text:span text:style-name="T5"/></text:p>
            <text:p text:style-name="P6" loext:marker-style-name="T5"><text:span text:style-name="T5"><text:s text:c="2"/>}</text:span><text:span text:style-name="T5"/></text:p>
            <text:p text:style-name="P6" loext:marker-style-name="T5"><text:span text:style-name="T5"><text:s text:c="2"/></text:span><text:span text:style-name="T5"/></text:p>
            <text:p text:style-name="P6" loext:marker-style-name="T5"><text:span text:style-name="T5"><text:s text:c="2"/>T dequeue() {</text:span><text:span text:style-name="T5"/></text:p>
            <text:p text:style-name="P6" loext:marker-style-name="T5"><text:span text:style-name="T5"><text:s text:c="4"/>T removed_element = A[0];</text:span><text:span text:style-name="T5"/></text:p>
            <text:p text:style-name="P6" loext:marker-style-name="T5"><text:span text:style-name="T5"><text:s text:c="4"/>A[0] = A[A.size()-1]; <text:s text:c="9"/>// copy last element to root.</text:span><text:span text:style-name="T5"/></text:p>
            <text:p text:style-name="P6" loext:marker-style-name="T5"><text:span text:style-name="T5"><text:s text:c="4"/>A.pop_back(); <text:s text:c="17"/>// remove last element.</text:span><text:span text:style-name="T5"/></text:p>
            <text:p text:style-name="P6" loext:marker-style-name="T5"><text:span text:style-name="T5"><text:s text:c="4"/>heapify_dequeue (0); <text:s text:c="10"/>// start at root.</text:span><text:span text:style-name="T5"/></text:p>
            <text:p text:style-name="P6" loext:marker-style-name="T5"><text:span text:style-name="T5"><text:s text:c="4"/>return removed_element;</text:span><text:span text:style-name="T5"/></text:p>
            <text:p text:style-name="P6" loext:marker-style-name="T5"><text:span text:style-name="T5"><text:s text:c="2"/>}</text:span><text:span text:style-name="T5"/></text:p>
            <text:p text:style-name="P6" loext:marker-style-name="T5"><text:span text:style-name="T5"><text:s text:c="2"/></text:span><text:span text:style-name="T5"/></text:p>
            <text:p text:style-name="P6" loext:marker-style-name="T5"><text:span text:style-name="T5"><text:s text:c="2"/>int size() {</text:span><text:span text:style-name="T5"/></text:p>
            <text:p text:style-name="P6" loext:marker-style-name="T5"><text:span text:style-name="T5"><text:s text:c="4"/>return A.size();</text:span><text:span text:style-name="T5"/></text:p>
            <text:p text:style-name="P6" loext:marker-style-name="T5"><text:span text:style-name="T5"><text:s text:c="2"/>}</text:span><text:span text:style-name="T5"/></text:p>
            <text:p text:style-name="P7" loext:marker-style-name="T5"/>
            <text:p text:style-name="P6" loext:marker-style-name="T5"><text:span text:style-name="T5"><text:s text:c="2"/>void print() {</text:span><text:span text:style-name="T5"/></text:p>
            <text:p text:style-name="P6" loext:marker-style-name="T5"><text:span text:style-name="T5"><text:s text:c="4"/>for (int i = 0; i &lt; A.size(); i++)</text:span><text:span text:style-name="T5"/></text:p>
            <text:p text:style-name="P6" loext:marker-style-name="T5"><text:span text:style-name="T5"><text:s text:c="6"/>cout &lt;&lt; A[i] &lt;&lt; " ";</text:span><text:span text:style-name="T5"/></text:p>
            <text:p text:style-name="P6" loext:marker-style-name="T5"><text:span text:style-name="T5"><text:s text:c="4"/>cout &lt;&lt; endl;</text:span><text:span text:style-name="T5"/></text:p>
            <text:p text:style-name="P6" loext:marker-style-name="T5"><text:span text:style-name="T5"><text:s text:c="2"/>} <text:s/></text:span><text:span text:style-name="T5"/></text:p>
            <text:p text:style-name="P6" loext:marker-style-name="T5"><text:span text:style-name="T5">};</text:span><text:span text:style-name="T5"/></text:p>
            <text:p text:style-name="P7" loext:marker-style-name="T5"/>
            <text:p text:style-name="P6" loext:marker-style-name="T5"><text:span text:style-name="T5">int main () {</text:span><text:span text:style-name="T5"/></text:p>
            <text:p text:style-name="P6" loext:marker-style-name="T5"><text:span text:style-name="T5"><text:s text:c="2"/>int A[] = {4, 2, 5, 8, 6, 9, 3, 7};</text:span><text:span text:style-name="T5"/></text:p>
            <text:p text:style-name="P6" loext:marker-style-name="T5"><text:span text:style-name="T5"><text:s text:c="2"/>int n = sizeof(A)/sizeof(A[0]);</text:span><text:span text:style-name="T5"/></text:p>
            <text:p text:style-name="P6" loext:marker-style-name="T5"><text:span text:style-name="T5"><text:s text:c="2"/>cout &lt;&lt; "Array = ";</text:span><text:span text:style-name="T5"/></text:p>
            <text:p text:style-name="P6" loext:marker-style-name="T5"><text:span text:style-name="T5"><text:s text:c="2"/>printArray (A, n);</text:span><text:span text:style-name="T5"/></text:p>
            <text:p text:style-name="P6" loext:marker-style-name="T5"><text:span text:style-name="T5"><text:s text:c="2"/></text:span><text:span text:style-name="T5"/></text:p>
            <text:p text:style-name="P6" loext:marker-style-name="T5"><text:span text:style-name="T5"><text:s text:c="2"/>cout &lt;&lt; "\nEnqueue\t: PriorityQueue\n";</text:span><text:span text:style-name="T5"/></text:p>
            <text:p text:style-name="P6" loext:marker-style-name="T5"><text:span text:style-name="T5"><text:s text:c="2"/>PriorityQueue&lt;int&gt; pq;</text:span><text:span text:style-name="T5"/></text:p>
            <text:p text:style-name="P6" loext:marker-style-name="T5"><text:span text:style-name="T5"><text:s text:c="2"/>for (int i = 0; i &lt; n; i++) {</text:span><text:span text:style-name="T5"/></text:p>
            <text:p text:style-name="P6" loext:marker-style-name="T5"><text:span text:style-name="T5"><text:s text:c="4"/>cout &lt;&lt; A[i] &lt;&lt; "\t: ";</text:span><text:span text:style-name="T5"/></text:p>
            <text:p text:style-name="P6" loext:marker-style-name="T5"><text:span text:style-name="T5"><text:s text:c="4"/>pq.enqueue (A[i]);</text:span><text:span text:style-name="T5"/></text:p>
            <text:p text:style-name="P6" loext:marker-style-name="T5"><text:span text:style-name="T5"><text:s text:c="4"/>pq.print();</text:span><text:span text:style-name="T5"/></text:p>
            <text:p text:style-name="P6" loext:marker-style-name="T5"><text:soft-page-break/><text:span text:style-name="T5"><text:s text:c="2"/>}</text:span><text:span text:style-name="T5"/></text:p>
            <text:p text:style-name="P6" loext:marker-style-name="T5"><text:span text:style-name="T5"><text:s text:c="2"/></text:span><text:span text:style-name="T5"/></text:p>
            <text:p text:style-name="P6" loext:marker-style-name="T5"><text:span text:style-name="T5"><text:s text:c="2"/>cout &lt;&lt; "\nDequeue\t: PriorityQueue\n";</text:span><text:span text:style-name="T5"/></text:p>
            <text:p text:style-name="P6" loext:marker-style-name="T5"><text:span text:style-name="T5"><text:s text:c="2"/>for (int i = 0; i &lt; n; i++) { <text:s text:c="3"/></text:span><text:span text:style-name="T5"/></text:p>
            <text:p text:style-name="P6" loext:marker-style-name="T5"><text:span text:style-name="T5"><text:s text:c="4"/>cout &lt;&lt; pq.dequeue() &lt;&lt; "\t: ";</text:span><text:span text:style-name="T5"/></text:p>
            <text:p text:style-name="P6" loext:marker-style-name="T5"><text:span text:style-name="T5"><text:s text:c="4"/>pq.print();</text:span><text:span text:style-name="T5"/></text:p>
            <text:p text:style-name="P6" loext:marker-style-name="T5"><text:span text:style-name="T5"><text:s text:c="2"/>}</text:span><text:span text:style-name="T5"/></text:p>
            <text:p text:style-name="P6" loext:marker-style-name="T5"><text:span text:style-name="T5">}</text:span><text:span text:style-name="T5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wiss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1" style:family="paragraph">
      <style:paragraph-properties fo:margin-top="0in" fo:margin-bottom="0.139in" style:contextual-spacing="false" fo:line-height="115%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font-size="11pt" fo:language="en" fo:country="GB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fo:font-size="12pt" style:font-size-asian="12pt" style:font-name-complex="Calibri2" style:font-family-complex="Calibri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1">
      <style:paragraph-properties fo:margin-left="0.5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fo:language="en" fo:country="GB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fo:language="en" fo:country="GB" style:font-size-asian="11pt" style:language-asian="en" style:country-asian="US" style:font-size-complex="11pt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swiss" style:font-pitch="variable" style:font-name-complex="Courier New1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swiss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swiss" style:font-pitch="variable" style:font-name-complex="Courier New1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swiss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swiss" style:font-pitch="variable" style:font-name-complex="Courier New1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swiss" style:font-pitch="variable"/>
    </style:style>
    <style:style style:name="WW_5f_CharLFO2LVL1" style:display-name="WW_CharLFO2LVL1" style:family="text">
      <style:text-properties fo:font-size="12pt" style:font-size-asian="12pt"/>
    </style:style>
    <style:style style:name="WW_5f_CharLFO3LVL1" style:display-name="WW_CharLFO3LVL1" style:family="text">
      <style:text-properties fo:font-size="12pt" style:font-size-asian="12pt"/>
    </style:style>
    <style:style style:name="WW_5f_CharLFO4LVL1" style:display-name="WW_CharLFO4LVL1" style:family="text">
      <style:text-properties fo:font-size="12pt" style:font-size-asian="12pt"/>
    </style:style>
    <style:style style:name="WW_5f_CharLFO6LVL1" style:display-name="WW_CharLFO6LVL1" style:family="text">
      <style:text-properties style:font-name="Calibri1" fo:font-family="Calibri" style:font-family-generic="swiss" style:font-pitch="variable" fo:font-size="12pt" style:font-size-asian="12pt" style:font-name-complex="Calibri2" style:font-family-complex="Calibri" style:font-family-generic-complex="system" style:font-pitch-complex="variable"/>
    </style:style>
    <style:style style:name="WW_5f_CharLFO7LVL1" style:display-name="WW_CharLFO7LVL1" style:family="tex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WW_5f_CharLFO8LVL1" style:display-name="WW_CharLFO8LVL1" style:family="tex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ecturer</meta:initial-creator>
    <meta:editing-cycles>13</meta:editing-cycles>
    <meta:print-date>2013-06-03T03:25:00</meta:print-date>
    <meta:creation-date>2021-08-02T17:04:00</meta:creation-date>
    <dc:date>2026-04-28T20:15:52.535505033</dc:date>
    <dc:language>en-MY</dc:language>
    <meta:editing-duration>PT1H24M33S</meta:editing-duration>
    <meta:generator>LibreOffice/26.2.2.2$Linux_X86_64 LibreOffice_project/620$Build-2</meta:generator>
    <meta:document-statistic meta:table-count="5" meta:image-count="0" meta:object-count="0" meta:page-count="5" meta:paragraph-count="237" meta:word-count="895" meta:character-count="4760" meta:non-whitespace-character-count="3257"/>
    <meta:user-defined meta:name="AppVersion">16.0000</meta:user-defined>
    <meta:template xlink:type="simple" xlink:actuate="onRequest" xlink:title="Normal" xlink:href=""/>
  </office:meta>
</office:document-meta>
</file>